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3" draw:layer="layout" svg:width="4cm" svg:height="2cm" svg:x="8.5cm" svg:y="11cm">
          <text:p text:style-name="P1">Mitrov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4cm" svg:height="2cm" svg:x="2cm" svg:y="24cm">
          <text:p text:style-name="P1">Fla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4cm" svg:height="2cm" svg:x="2cm" svg:y="15.5cm">
          <text:p text:style-name="P1">Br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4cm" svg:height="2cm" svg:x="2cm" svg:y="19cm">
          <text:p text:style-name="P1">Zaj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4cm" svg:height="2cm" svg:x="8.5cm" svg:y="15.5cm">
          <text:p text:style-name="P1">Kataya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4cm" svg:height="2cm" svg:x="15cm" svg:y="15.5cm">
          <text:p text:style-name="P1">Ozkaya</text:p>
          <text:p text:style-name="P1">Nord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4cm" svg:height="2cm" svg:x="2cm" svg:y="11cm">
          <text:p text:style-name="P1">Weiwei</text:p>
          <text:p text:style-name="P1">Todoro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4cm" svg:height="2cm" svg:x="15cm" svg:y="11cm">
          <text:p text:style-name="P1">Kamba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4cm" svg:height="2cm" svg:x="8.5cm" svg:y="6.5cm">
          <text:p text:style-name="P1">pya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6.098cm" svg:height="0.962cm" svg:x="13.902cm" svg:y="17.538cm">
          <draw:text-box>
            <text:p>Kelvin-Voight Model</text:p>
          </draw:text-box>
        </draw:frame>
        <draw:custom-shape draw:style-name="gr1" draw:text-style-name="P1" draw:id="id11" draw:layer="layout" svg:width="4cm" svg:height="2cm" svg:x="6.5cm" svg:y="24cm">
          <text:p text:style-name="P1">Mussa-Ivald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4cm" svg:height="2cm" svg:x="11cm" svg:y="24cm">
          <text:p text:style-name="P1">Bennet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9" draw:layer="layout" svg:width="4cm" svg:height="2cm" svg:x="15.5cm" svg:y="24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999cm" svg:y1="11cm" svg:x2="10.499cm" svg:y2="8.5cm" draw:start-shape="id1" draw:start-glue-point="4" draw:end-shape="id2" draw:end-glue-point="8" svg:d="m3999 11000c0-1873 6500-624 6500-2500">
          <text:p/>
        </draw:connector>
        <draw:connector draw:style-name="gr3" draw:text-style-name="P1" draw:layer="layout" draw:type="curve" svg:x1="10.499cm" svg:y1="11cm" svg:x2="10.499cm" svg:y2="8.5cm" draw:start-shape="id3" draw:start-glue-point="4" draw:end-shape="id2" draw:end-glue-point="8" svg:d="m10499 11000v-2500">
          <text:p/>
        </draw:connector>
        <draw:connector draw:style-name="gr3" draw:text-style-name="P1" draw:layer="layout" draw:type="curve" svg:x1="16.999cm" svg:y1="11cm" svg:x2="10.499cm" svg:y2="8.5cm" draw:start-shape="id4" draw:start-glue-point="4" draw:end-shape="id2" draw:end-glue-point="8" svg:d="m16999 11000c0-1873-6500-624-6500-2500">
          <text:p/>
        </draw:connector>
        <draw:connector draw:style-name="gr3" draw:text-style-name="P1" draw:layer="layout" draw:type="curve" svg:x1="5.998cm" svg:y1="11.999cm" svg:x2="8.5cm" svg:y2="11.999cm" draw:start-shape="id1" draw:start-glue-point="10" draw:end-shape="id3" draw:end-glue-point="6" svg:d="m5998 11999h2502">
          <text:p/>
        </draw:connector>
        <draw:connector draw:style-name="gr3" draw:text-style-name="P1" draw:layer="layout" draw:type="curve" svg:x1="3.999cm" svg:y1="15.5cm" svg:x2="3.999cm" svg:y2="13cm" draw:start-shape="id5" draw:start-glue-point="4" draw:end-shape="id1" draw:end-glue-point="8" svg:d="m3999 15500v-2500">
          <text:p/>
        </draw:connector>
        <draw:connector draw:style-name="gr3" draw:text-style-name="P1" draw:layer="layout" draw:type="curve" svg:x1="10.499cm" svg:y1="15.5cm" svg:x2="10.499cm" svg:y2="13cm" draw:start-shape="id6" draw:start-glue-point="4" draw:end-shape="id3" draw:end-glue-point="8" svg:d="m10499 15500v-2500">
          <text:p/>
        </draw:connector>
        <draw:connector draw:style-name="gr3" draw:text-style-name="P1" draw:layer="layout" draw:type="curve" svg:x1="16.999cm" svg:y1="15.5cm" svg:x2="16.999cm" svg:y2="13cm" draw:start-shape="id7" draw:start-glue-point="4" draw:end-shape="id4" draw:end-glue-point="8" svg:d="m16999 15500v-2500">
          <text:p/>
        </draw:connector>
        <draw:connector draw:style-name="gr3" draw:text-style-name="P1" draw:layer="layout" draw:type="curve" svg:x1="16.999cm" svg:y1="15.5cm" svg:x2="10.499cm" svg:y2="13cm" draw:start-shape="id7" draw:start-glue-point="4" draw:end-shape="id3" draw:end-glue-point="8" svg:d="m16999 15500c0-1873-6500-624-6500-2500">
          <text:p/>
        </draw:connector>
        <draw:connector draw:style-name="gr3" draw:text-style-name="P1" draw:layer="layout" draw:type="curve" svg:x1="15cm" svg:y1="16.499cm" svg:x2="12.498cm" svg:y2="16.499cm" draw:start-shape="id7" draw:start-glue-point="6" draw:end-shape="id6" draw:end-glue-point="10" svg:d="m15000 16499h-2502">
          <text:p/>
        </draw:connector>
        <draw:connector draw:style-name="gr3" draw:text-style-name="P1" draw:layer="layout" draw:type="curve" svg:x1="3.999cm" svg:y1="19cm" svg:x2="3.999cm" svg:y2="17.5cm" draw:start-shape="id8" draw:start-glue-point="4" draw:end-shape="id5" draw:end-glue-point="8" svg:d="m3999 19000v-1500">
          <text:p/>
        </draw:connector>
        <draw:connector draw:style-name="gr3" draw:text-style-name="P1" draw:layer="layout" draw:type="curve" svg:x1="17.499cm" svg:y1="24cm" svg:x2="10.499cm" svg:y2="17.5cm" draw:start-shape="id9" draw:start-glue-point="4" draw:end-shape="id6" draw:end-glue-point="8" svg:d="m17499 24000c0-4873-7000-1624-7000-6500">
          <text:p/>
        </draw:connector>
        <draw:connector draw:style-name="gr3" draw:text-style-name="P1" draw:layer="layout" draw:type="curve" svg:x1="12.999cm" svg:y1="24cm" svg:x2="10.499cm" svg:y2="17.5cm" draw:start-shape="id10" draw:start-glue-point="4" draw:end-shape="id6" draw:end-glue-point="8" svg:d="m12999 24000c0-4873-2500-1624-2500-6500">
          <text:p/>
        </draw:connector>
        <draw:connector draw:style-name="gr3" draw:text-style-name="P1" draw:layer="layout" draw:type="curve" svg:x1="8.499cm" svg:y1="24cm" svg:x2="10.499cm" svg:y2="17.5cm" draw:start-shape="id11" draw:start-glue-point="4" draw:end-shape="id6" draw:end-glue-point="8" svg:d="m8499 24000c0-4873 2000-1624 2000-6500">
          <text:p/>
        </draw:connector>
        <draw:connector draw:style-name="gr3" draw:text-style-name="P1" draw:layer="layout" draw:type="curve" svg:x1="3.999cm" svg:y1="24cm" svg:x2="10.499cm" svg:y2="17.5cm" draw:start-shape="id12" draw:start-glue-point="4" draw:end-shape="id6" draw:end-glue-point="8" svg:d="m3999 24000c0-4873 6500-1624 6500-6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0-05-17T23:31:36</meta:creation-date>
    <dc:date>2010-05-19T13:21:28</dc:date>
    <meta:editing-duration>PT00H22M04S</meta:editing-duration>
    <meta:editing-cycles>3</meta:editing-cycles>
    <meta:generator>OpenOffice.org/3.1$Unix OpenOffice.org_project/310m19$Build-9420</meta:generator>
    <dc:creator>decock </dc:creator>
    <meta:document-statistic meta:object-count="27"/>
  </office:meta>
</office:document-meta>
</file>